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1 pâte brisée pré-étalée,1,/110 g de poudre d'amandes,1,/1 œuf,1,/80 g de sucre glace,1,/70 g de beurre à température ambiante,1,/10 cl de crème fraîche,1,/10 g de Maïzena,1,/1 cuillère à soupe de sucre roux,1,/200 g de fruits rouges (ici des fruits rouges surgelés),1,">
            <text:p>1 pâte brisée pré-étalée,1,/110 g de poudre d'amandes,1,/1 œuf,1,/80 g de sucre glace,1,/70 g de beurre à température ambiante,1,/10 cl de crème fraîche,1,/10 g de Maïzena,1,/1 cuillère à soupe de sucre roux,1,/200 g de fruits rouges (ici des fruits rouges surgelés),1,</text:p>
          </table:table-cell>
          <table:table-cell office:value-type="string" office:value="Beurrez et farinez votre moule à tarte, disposez-y la pâte brisée et foncez-le tout. &#10;Réservez 30 minutes au réfrigérateur.&#10;Le fait de laisser 30 minutes la pâte au frais permet d'éviter qu'elle ne se rétracte à la cuisson.&#10;Pendant ce temps, préchauffez votre four à 180°C.&#10;Réalisez l'ensemble de vos pesées et tamisez séparément la poudre d'amandes, la maïzena et le sucre glace.&#10;Découpez le beurre en petits dés, mettez-le dans un saladier et travaillez-le afin d'obtenir une pommade. &#10;Pour cette étape, je m'aide de mon batteur électrique.&#10;Ajoutez un à un le sucre glace, le sucre roux, la poudre d'amandes puis la maïzena. &#10;Mélangez bien entre chaque ajout.&#10;Ajoutez l’œuf, mélangez, puis terminez par la crème fraîche. &#10;Une fois une texture homogène obtenue, réservez au frais.&#10;Les 30 minutes de repos de la pâte passées, sortez-la du frigo, versez-y la crème d'amande puis déposez joliment les fruits rouge sur la crème d'amande en les enfonçant quelque peu.&#10;&#10;Enfournez 45 à 50 minutes.&#10;Laissez tiédir avant de déguster.&#10;&lt;a href='https://cuisine.journaldesfemmes.fr/recette/1004695-tarte-amandine-aux-fruits-rouges'&gt;https://cuisine.journaldesfemmes.fr/recette/1004695-tarte-amandine-aux-fruits-rouges&lt;/a&gt;">
            <text:p>Beurrez et farinez votre moule à tarte, disposez-y la pâte brisée et foncez-le tout. 
Réservez 30 minutes au réfrigérateur.
Le fait de laisser 30 minutes la pâte au frais permet d'éviter qu'elle ne se rétracte à la cuisson.
Pendant ce temps, préchauffez votre four à 180°C.
Réalisez l'ensemble de vos pesées et tamisez séparément la poudre d'amandes, la maïzena et le sucre glace.
Découpez le beurre en petits dés, mettez-le dans un saladier et travaillez-le afin d'obtenir une pommade. 
Pour cette étape, je m'aide de mon batteur électrique.
Ajoutez un à un le sucre glace, le sucre roux, la poudre d'amandes puis la maïzena. 
Mélangez bien entre chaque ajout.
Ajoutez l’œuf, mélangez, puis terminez par la crème fraîche. 
Une fois une texture homogène obtenue, réservez au frais.
Les 30 minutes de repos de la pâte passées, sortez-la du frigo, versez-y la crème d'amande puis déposez joliment les fruits rouge sur la crème d'amande en les enfonçant quelque peu.

Enfournez 45 à 50 minutes.
Laissez tiédir avant de déguster.
&lt;a href='https://cuisine.journaldesfemmes.fr/recette/1004695-tarte-amandine-aux-fruits-rouges'&gt;https://cuisine.journaldesfemmes.fr/recette/1004695-tarte-amandine-aux-fruits-rouges&lt;/a&gt;</text:p>
          </table:table-cell>
          <table:table-cell office:value-type="string" office:value="">
            <text:p/>
          </table:table-cell>
          <table:table-cell office:value-type="string" office:value="dessert/kids">
            <text:p>dessert/kids</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izza">
            <text:p>pizza</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ete">
            <text:p>kids/midi/ete</text:p>
          </table:table-cell>
          <table:table-cell office:value-type="string" office:value="pique-nique">
            <text:p>pique-nique</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légumes_rotis">
            <text:p>légumes_rotis</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fenouil_purée_pommes_de_terre">
            <text:p>poisson_fenouil_purée_pommes_de_terre</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pe de poisson">
            <text:p>Soupe de pois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mates Mozzarella">
            <text:p>Tomates Mozzarel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Moules frites">
            <text:p>Moules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vegan">
            <text:p>kids/midi/vegan</text:p>
          </table:table-cell>
          <table:table-cell office:value-type="string" office:value="">
            <text:p/>
          </table:table-cell>
        </table:table-row>
        <table:table-row>
          <table:table-cell office:value-type="string" office:value="Salade de légumineuses">
            <text:p>Salade de légumineuses</text:p>
          </table:table-cell>
          <table:table-cell office:value-type="string" office:value="sauce vinaigrette,1,/[pois chiches],1,/[lentilles],1,">
            <text:p>sauce vinaigrette,1,/[pois chiches],1,/[lentilles],1,</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Purée de patates douces">
            <text:p>Purée de patates douces</text:p>
          </table:table-cell>
          <table:table-cell office:value-type="string" office:value="patates douces,1,">
            <text:p>patates douces,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Blanc de poulet">
            <text:p>Blanc de poulet</text:p>
          </table:table-cell>
          <table:table-cell office:value-type="string" office:value="blanc de poulet,1,">
            <text:p>blanc de poulet,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spacho (Andalousie)">
            <text:p>Gaspacho (Andalousie)</text:p>
          </table:table-cell>
          <table:table-cell office:value-type="string" office:value="9 tomates bien mûres,1,()/1.5 poivrons rouges,1,()/1.5 poivrons verts,1,()/1.5 concombres,1,()/1 oignons,1,()/1 gousses d'ail,1,()/4 oignons nouveaux,1,()/2 cuillères à soupe de vinaigre de xérès,1,()/1 tranches de pain de mie,1,()/2 oeufs durs,1,()/basilic frais,1,()/huile d'olive,1,()/poivre et piment,1,()/sel,1,()">
            <text:p>9 tomates bien mûres,1,()/1.5 poivrons rouges,1,()/1.5 poivrons verts,1,()/1.5 concombres,1,()/1 oignons,1,()/1 gousses d'ail,1,()/4 oignons nouveaux,1,()/2 cuillères à soupe de vinaigre de xérès,1,()/1 tranches de pain de mie,1,()/2 oeufs durs,1,()/basilic frais,1,()/huile d'olive,1,()/poivre et piment,1,()/sel,1,()</text:p>
          </table:table-cell>
          <table:table-cell office:value-type="string" office:value="Couper les tomates, 1 poivron vert et un rouge, 1 concombre, l'oignon et l'ail, passer le tout au mixer.&#10;Ajouter le pain de mie, mixer une nouvelle fois.&#10;Assaisonner avec sel,poivre, 4 cuillères à soupe d'huile d'olive, 2 cuillères à soupe de vinaigre de Xérès et de piment (selon les goûts).&#10;Laisser reposer au frais au minimum 2 heures.&#10;Détailler en petits dés poivrons et concombre restants ainsi que les oignons nouveaux. Ecraser les oeufs durs à la fourchette. Parsemer la soupe de basilic ciselé.&#10;Disposer les garnitures dans des ramequins et chacun accommodera son gaspacho selon ses goûts.&#10;&lt;a href='https://www.marmiton.org/recettes/recette_gaspacho-andalousie_16193.aspx'&gt;https://www.marmiton.org/recettes/recette_gaspacho-andalousie_16193.aspx&lt;/a&gt;">
            <text:p>Couper les tomates, 1 poivron vert et un rouge, 1 concombre, l'oignon et l'ail, passer le tout au mixer.
Ajouter le pain de mie, mixer une nouvelle fois.
Assaisonner avec sel,poivre, 4 cuillères à soupe d'huile d'olive, 2 cuillères à soupe de vinaigre de Xérès et de piment (selon les goûts).
Laisser reposer au frais au minimum 2 heures.
Détailler en petits dés poivrons et concombre restants ainsi que les oignons nouveaux. Ecraser les oeufs durs à la fourchette. Parsemer la soupe de basilic ciselé.
Disposer les garnitures dans des ramequins et chacun accommodera son gaspacho selon ses goûts.
&lt;a href='https://www.marmiton.org/recettes/recette_gaspacho-andalousie_16193.aspx'&gt;https://www.marmiton.org/recettes/recette_gaspacho-andalousie_16193.aspx&lt;/a&gt;</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Escalope de veau">
            <text:p>Escalope de v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escalope_de_veau">
            <text:p>escalope_de_veau</text:p>
          </table:table-cell>
        </table:table-row>
        <table:table-row>
          <table:table-cell office:value-type="string" office:value="Crèpes forestières">
            <text:p>Crèpes forestiè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rèpes_forestières">
            <text:p>crèpes_forestières</text:p>
          </table:table-cell>
        </table:table-row>
        <table:table-row>
          <table:table-cell office:value-type="string" office:value="Clafoutis à la mirabelle">
            <text:p>Clafoutis à la mirabelle</text:p>
          </table:table-cell>
          <table:table-cell office:value-type="string" office:value="450 g de mirabelle,1,/75 g de farine,1,/3 oeufs,1,/75 g de sucre,1,/30 cl de lait,1,/60 g de beurre,1,">
            <text:p>450 g de mirabelle,1,/75 g de farine,1,/3 oeufs,1,/75 g de sucre,1,/30 cl de lait,1,/60 g de beurre,1,</text:p>
          </table:table-cell>
          <table:table-cell office:value-type="string" office:value="Préchauffer votre four à 210°C (thermostat 7).&#10;Dénoyauter les mirabelles et les disposer dans un moule beurré.&#10;Mélanger la farine avec les oeufs, le beurre, le sucre et le lait.&#10;Recouvrir les mirabelles de ce mélange et enfourner pour 15 minutes de cuisson.&#10;Baisser le four à 150°C (thermostat 5) et poursuivre la cuisson durant 30 minutes.&#10;&lt;a href='https://www.marmiton.org/recettes/recette_clafoutis-a-la-mirabelle_30982.aspx'&gt;https://www.marmiton.org/recettes/recette_clafoutis-a-la-mirabelle_30982.aspx&lt;/a&gt;">
            <text:p>Préchauffer votre four à 210°C (thermostat 7).
Dénoyauter les mirabelles et les disposer dans un moule beurré.
Mélanger la farine avec les oeufs, le beurre, le sucre et le lait.
Recouvrir les mirabelles de ce mélange et enfourner pour 15 minutes de cuisson.
Baisser le four à 150°C (thermostat 5) et poursuivre la cuisson durant 30 minutes.
&lt;a href='https://www.marmiton.org/recettes/recette_clafoutis-a-la-mirabelle_30982.aspx'&gt;https://www.marmiton.org/recettes/recette_clafoutis-a-la-mirabelle_30982.aspx&lt;/a&gt;</text:p>
          </table:table-cell>
          <table:table-cell office:value-type="string" office:value="">
            <text:p/>
          </table:table-cell>
          <table:table-cell office:value-type="string" office:value="dessert/ete">
            <text:p>dessert/ete</text:p>
          </table:table-cell>
          <table:table-cell office:value-type="string" office:value="clafoutis_à_la_mirabelle">
            <text:p>clafoutis_à_la_mirabelle</text:p>
          </table:table-cell>
        </table:table-row>
        <table:table-row>
          <table:table-cell office:value-type="string" office:value="Tarte au Maroilles">
            <text:p>Tarte au Maroilles</text:p>
          </table:table-cell>
          <table:table-cell office:value-type="string" office:value="1 pâtes levée (pâte à pizza ou à pain, possibilité de l'acheter chez le boulanger),1/1 maroilles,1,()/1 petits pots de crème fraîche épaisse (20 cl),1,()/1 jaunes d'oeuf,1,()/1 paprika,1,()">
            <text:p>1 pâtes levée (pâte à pizza ou à pain, possibilité de l'acheter chez le boulanger),1/1 maroilles,1,()/1 petits pots de crème fraîche épaisse (20 cl),1,()/1 jaunes d'oeuf,1,()/1 paprika,1,()</text:p>
          </table:table-cell>
          <table:table-cell office:value-type="string" office:value="Etaler la pâte.&#10;Gratter la croûte du maroilles (ne pas la retirer). Le couper en tranches fines que l'on dépose sur la pâte.&#10;Ajouter de la crème fraîche mélangée à un jaune d'oeuf. Ajouter un peu de paprika.&#10;Faire cuire environ 10 min, à four bien chaud (thermostat 8 / 240°C).&#10;&lt;a href='https://www.marmiton.org/recettes/recette_tarte-au-maroilles_11435.aspx'&gt;https://www.marmiton.org/recettes/recette_tarte-au-maroilles_11435.aspx&lt;/a&gt;">
            <text:p>Etaler la pâte.
Gratter la croûte du maroilles (ne pas la retirer). Le couper en tranches fines que l'on dépose sur la pâte.
Ajouter de la crème fraîche mélangée à un jaune d'oeuf. Ajouter un peu de paprika.
Faire cuire environ 10 min, à four bien chaud (thermostat 8 / 240°C).
&lt;a href='https://www.marmiton.org/recettes/recette_tarte-au-maroilles_11435.aspx'&gt;https://www.marmiton.org/recettes/recette_tarte-au-maroilles_11435.aspx&lt;/a&gt;</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Soupe thaï crevettes ou poulet">
            <text:p>Soupe thaï crevettes ou poulet</text:p>
          </table:table-cell>
          <table:table-cell office:value-type="string" office:value="3 blancs de poulet en lamelles ou 16 grosses crevettes crues,1,()/40 cl de bouillon de poule,1,()/25 cl de lait de coco,1,()/3 citronnelle en tronçons,1,()/15 rondelles de galanga (ou de gingembre),1,()/2 piments oiseau coupés en lamelles,1,()/1 brocolis coupé en petites fleurs,1,()/1 carottes en rondelles,1,()/100 g de champignon de paille (straw mushrooms), skitakés, ou champignons de Paris/3 cuillères à soupe de nuoc mam,1,()/4 cuillères à soupe de jus de citron vert,1,()/coriandre fraîche hachée,1,()">
            <text:p>3 blancs de poulet en lamelles ou 16 grosses crevettes crues,1,()/40 cl de bouillon de poule,1,()/25 cl de lait de coco,1,()/3 citronnelle en tronçons,1,()/15 rondelles de galanga (ou de gingembre),1,()/2 piments oiseau coupés en lamelles,1,()/1 brocolis coupé en petites fleurs,1,()/1 carottes en rondelles,1,()/100 g de champignon de paille (straw mushrooms), skitakés, ou champignons de Paris/3 cuillères à soupe de nuoc mam,1,()/4 cuillères à soupe de jus de citron vert,1,()/coriandre fraîche hachée,1,()</text:p>
          </table:table-cell>
          <table:table-cell office:value-type="string" office:value="Eplucher, couper, émincer tout les ingrédients avant de se lancer.&#10;Porter le bouillon à ébullition. Baisser le feu, ajouter la citronnelle, le gingembre, le piment, puis laisser mijoter 3 min.&#10;Ajouter le brocoli, la carotte, le poulet dans la version au poulet (surtout pas les crevettes!!) et le lait de coco. Laisser frémir doucement 10 15 min, les légumes doivent rester croquants, mais pas trop (à vous de juger et de faire selon vos goûts).&#10;Ajouter les crevettes dans la version crevettes, ainsi que le nam pla et jus de citron, puis laisser frémir 3 à 4 min, jusqu'à ce que les crevettes soient roses.&#10;Retirer du feu, parsemer de coriandre. Servir avec un bol de riz parfumé.&#10;&lt;a href='https://www.marmiton.org/recettes/recette_soupe-thai-crevettes-ou-poulet_67202.aspx'&gt;https://www.marmiton.org/recettes/recette_soupe-thai-crevettes-ou-poulet_67202.aspx&lt;/a&gt;">
            <text:p>Eplucher, couper, émincer tout les ingrédients avant de se lancer.
Porter le bouillon à ébullition. Baisser le feu, ajouter la citronnelle, le gingembre, le piment, puis laisser mijoter 3 min.
Ajouter le brocoli, la carotte, le poulet dans la version au poulet (surtout pas les crevettes!!) et le lait de coco. Laisser frémir doucement 10 15 min, les légumes doivent rester croquants, mais pas trop (à vous de juger et de faire selon vos goûts).
Ajouter les crevettes dans la version crevettes, ainsi que le nam pla et jus de citron, puis laisser frémir 3 à 4 min, jusqu'à ce que les crevettes soient roses.
Retirer du feu, parsemer de coriandre. Servir avec un bol de riz parfumé.
&lt;a href='https://www.marmiton.org/recettes/recette_soupe-thai-crevettes-ou-poulet_67202.aspx'&gt;https://www.marmiton.org/recettes/recette_soupe-thai-crevettes-ou-poulet_67202.aspx&lt;/a&gt;</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oêlée de champignons et purée de pois cassés">
            <text:p>Poêlée de champignons et purée de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